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f32" officeooo:paragraph-rsid="001d1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.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48:18.270153186</meta:creation-date>
    <dc:date>2023-05-16T12:49:44.795485548</dc:date>
    <meta:editing-duration>PT1M27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4.6.2$Linux_X86_64 LibreOffice_project/40$Build-2</meta:generator>
  </office:meta>
</office:document-meta>
</file>